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f69a5" officeooo:paragraph-rsid="000f69a5"/>
    </style:style>
    <style:style style:name="P2" style:family="paragraph" style:parent-style-name="Standard">
      <style:paragraph-properties fo:text-align="center" style:justify-single-word="false"/>
      <style:text-properties officeooo:rsid="000f69a5" officeooo:paragraph-rsid="000f69a5"/>
    </style:style>
    <style:style style:name="P3" style:family="paragraph" style:parent-style-name="Standard">
      <style:paragraph-properties fo:text-align="start" style:justify-single-word="false"/>
      <style:text-properties officeooo:rsid="000f69a5" officeooo:paragraph-rsid="000f69a5"/>
    </style:style>
    <style:style style:name="P4" style:family="paragraph" style:parent-style-name="Standard" style:list-style-name="L1">
      <style:paragraph-properties fo:text-align="start" style:justify-single-word="false"/>
      <style:text-properties officeooo:rsid="000f69a5" officeooo:paragraph-rsid="000f69a5"/>
    </style:style>
    <style:style style:name="P5" style:family="paragraph" style:parent-style-name="Standard" style:list-style-name="L3">
      <style:paragraph-properties fo:text-align="start" style:justify-single-word="false"/>
      <style:text-properties officeooo:rsid="000f69a5" officeooo:paragraph-rsid="000f69a5"/>
    </style:style>
    <style:style style:name="P6" style:family="paragraph" style:parent-style-name="Standard" style:list-style-name="L4">
      <style:paragraph-properties fo:text-align="start" style:justify-single-word="false"/>
      <style:text-properties officeooo:rsid="000f69a5" officeooo:paragraph-rsid="000f69a5"/>
    </style:style>
    <style:style style:name="P7" style:family="paragraph" style:parent-style-name="Standard" style:list-style-name="L5">
      <style:paragraph-properties fo:text-align="start" style:justify-single-word="false"/>
      <style:text-properties officeooo:rsid="000f69a5" officeooo:paragraph-rsid="000f69a5"/>
    </style:style>
    <style:style style:name="P8" style:family="paragraph" style:parent-style-name="Standard" style:list-style-name="L6">
      <style:paragraph-properties fo:text-align="start" style:justify-single-word="false"/>
      <style:text-properties officeooo:rsid="000f69a5" officeooo:paragraph-rsid="000f69a5"/>
    </style:style>
    <style:style style:name="P9" style:family="paragraph" style:parent-style-name="Standard" style:list-style-name="L7">
      <style:paragraph-properties fo:text-align="start" style:justify-single-word="false"/>
      <style:text-properties officeooo:rsid="000f69a5" officeooo:paragraph-rsid="000f69a5"/>
    </style:style>
    <style:style style:name="P10" style:family="paragraph" style:parent-style-name="Standard">
      <style:paragraph-properties fo:text-align="start" style:justify-single-word="false"/>
      <style:text-properties officeooo:rsid="000f69a5" officeooo:paragraph-rsid="000f69a5"/>
    </style:style>
    <style:style style:name="P11" style:family="paragraph" style:parent-style-name="Standard" style:list-style-name="L1">
      <style:paragraph-properties fo:text-align="start" style:justify-single-word="false"/>
      <style:text-properties fo:font-weight="bold" officeooo:rsid="000f8aef" officeooo:paragraph-rsid="000f8aef" style:font-weight-asian="bold" style:font-weight-complex="bold"/>
    </style:style>
    <style:style style:name="P12" style:family="paragraph" style:parent-style-name="Standard" style:list-style-name="L2">
      <style:paragraph-properties fo:text-align="start" style:justify-single-word="false"/>
      <style:text-properties fo:font-weight="bold" officeooo:rsid="000f69a5" officeooo:paragraph-rsid="000f69a5" style:font-weight-asian="bold" style:font-weight-complex="bold"/>
    </style:style>
    <style:style style:name="P13" style:family="paragraph" style:parent-style-name="Standard" style:list-style-name="L2">
      <style:paragraph-properties fo:text-align="start" style:justify-single-word="false"/>
      <style:text-properties fo:font-weight="bold" officeooo:rsid="000f69a5" officeooo:paragraph-rsid="0018eb96" style:font-weight-asian="bold" style:font-weight-complex="bold"/>
    </style:style>
    <style:style style:name="P14" style:family="paragraph" style:parent-style-name="Standard" style:list-style-name="L1">
      <style:paragraph-properties fo:text-align="start" style:justify-single-word="false"/>
      <style:text-properties fo:font-weight="bold" officeooo:rsid="000f69a5" officeooo:paragraph-rsid="000f69a5" style:font-weight-asian="bold" style:font-weight-complex="bold"/>
    </style:style>
    <style:style style:name="P15" style:family="paragraph" style:parent-style-name="Standard" style:list-style-name="L4">
      <style:paragraph-properties fo:text-align="start" style:justify-single-word="false"/>
      <style:text-properties fo:font-weight="bold" officeooo:rsid="000f69a5" officeooo:paragraph-rsid="000f69a5" style:font-weight-asian="bold" style:font-weight-complex="bold"/>
    </style:style>
    <style:style style:name="P16" style:family="paragraph" style:parent-style-name="Standard" style:list-style-name="L5">
      <style:paragraph-properties fo:text-align="center" style:justify-single-word="false"/>
      <style:text-properties fo:font-weight="bold" officeooo:rsid="000f69a5" officeooo:paragraph-rsid="000f69a5" style:font-weight-asian="bold" style:font-weight-complex="bold"/>
    </style:style>
    <style:style style:name="P17" style:family="paragraph" style:parent-style-name="Standard" style:list-style-name="L8">
      <style:paragraph-properties fo:text-align="start" style:justify-single-word="false"/>
      <style:text-properties fo:font-weight="bold" officeooo:rsid="0017c95d" officeooo:paragraph-rsid="0017c95d" style:font-weight-asian="bold" style:font-weight-complex="bold"/>
    </style:style>
    <style:style style:name="P18" style:family="paragraph" style:parent-style-name="Standard" style:list-style-name="L3">
      <style:paragraph-properties fo:text-align="center" style:justify-single-word="false"/>
      <style:text-properties fo:font-weight="bold" officeooo:rsid="0017ece9" officeooo:paragraph-rsid="0017ece9" style:font-weight-asian="bold" style:font-weight-complex="bold"/>
    </style:style>
    <style:style style:name="P19" style:family="paragraph" style:parent-style-name="Standard" style:list-style-name="L9">
      <style:paragraph-properties fo:text-align="start" style:justify-single-word="false"/>
      <style:text-properties fo:font-weight="bold" officeooo:rsid="0017ece9" officeooo:paragraph-rsid="0017ece9" style:font-weight-asian="bold" style:font-weight-complex="bold"/>
    </style:style>
    <style:style style:name="P20" style:family="paragraph" style:parent-style-name="Standard" style:list-style-name="L2">
      <style:paragraph-properties fo:text-align="start" style:justify-single-word="false"/>
      <style:text-properties officeooo:rsid="00148eda" officeooo:paragraph-rsid="00148eda"/>
    </style:style>
    <style:style style:name="P21" style:family="paragraph" style:parent-style-name="Standard" style:list-style-name="L2">
      <style:paragraph-properties fo:text-align="start" style:justify-single-word="false"/>
      <style:text-properties style:text-underline-style="solid" style:text-underline-width="auto" style:text-underline-color="font-color" officeooo:rsid="00148eda" officeooo:paragraph-rsid="00148eda"/>
    </style:style>
    <style:style style:name="P22" style:family="paragraph" style:parent-style-name="Standard">
      <style:paragraph-properties fo:text-align="center" style:justify-single-word="false"/>
      <style:text-properties style:text-underline-style="solid" style:text-underline-width="auto" style:text-underline-color="font-color" officeooo:rsid="0017ece9" officeooo:paragraph-rsid="0017ece9"/>
    </style:style>
    <style:style style:name="P23" style:family="paragraph" style:parent-style-name="Standard" style:list-style-name="L4">
      <style:paragraph-properties fo:text-align="start" style:justify-single-word="false"/>
      <style:text-properties officeooo:rsid="00162993" officeooo:paragraph-rsid="00162993"/>
    </style:style>
    <style:style style:name="P24" style:family="paragraph" style:parent-style-name="Standard" style:list-style-name="L4">
      <style:paragraph-properties fo:text-align="start" style:justify-single-word="false"/>
      <style:text-properties fo:font-size="10pt" fo:font-weight="bold" officeooo:rsid="000f69a5" officeooo:paragraph-rsid="000f69a5" style:font-size-asian="10pt" style:font-weight-asian="bold" style:font-size-complex="10pt" style:font-weight-complex="bold"/>
    </style:style>
    <style:style style:name="P25" style:family="paragraph" style:parent-style-name="Standard">
      <style:paragraph-properties fo:line-height="200%" fo:text-align="start" style:justify-single-word="false"/>
      <style:text-properties style:text-underline-style="none" officeooo:rsid="0017ece9" officeooo:paragraph-rsid="0017ece9"/>
    </style:style>
    <style:style style:name="T1" style:family="text">
      <style:text-properties officeooo:rsid="0011e54e"/>
    </style:style>
    <style:style style:name="T2" style:family="text">
      <style:text-properties officeooo:rsid="0012b300"/>
    </style:style>
    <style:style style:name="T3" style:family="text">
      <style:text-properties style:text-underline-style="none"/>
    </style:style>
    <style:style style:name="T4" style:family="text">
      <style:text-properties officeooo:rsid="00162993"/>
    </style:style>
    <style:style style:name="T5" style:family="text">
      <style:text-properties fo:font-size="10pt" style:font-size-asian="10pt" style:font-size-complex="10pt"/>
    </style:style>
    <style:style style:name="T6" style:family="text">
      <style:text-properties fo:font-size="10pt" officeooo:rsid="00162993" style:font-size-asian="10pt" style:font-size-complex="10pt"/>
    </style:style>
    <style:style style:name="T7" style:family="text">
      <style:text-properties style:text-underline-style="solid" style:text-underline-width="auto" style:text-underline-color="font-color"/>
    </style:style>
    <style:style style:name="T8" style:family="text">
      <style:text-properties officeooo:rsid="0018eb96"/>
    </style:style>
    <style:style style:name="T9" style:family="text">
      <style:text-properties officeooo:rsid="001ae117"/>
    </style:style>
    <style:style style:name="T10" style:family="text">
      <style:text-properties fo:font-style="italic" officeooo:rsid="0018eb96" style:font-style-asian="italic" style:font-style-complex="italic"/>
    </style:style>
    <style:style style:name="T11" style:family="text">
      <style:text-properties officeooo:rsid="001beb90"/>
    </style:style>
    <style:style style:name="T12" style:family="text">
      <style:text-properties officeooo:rsid="001c11f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yron Laferriere</text:p>
      <text:p text:style-name="P1">Professor Gupta</text:p>
      <text:p text:style-name="P1">DAD-220</text:p>
      <text:p text:style-name="P3">7 June 2020</text:p>
      <text:p text:style-name="P2">Week 5 Major Activity</text:p>
      <text:p text:style-name="P3"/>
      <text:p text:style-name="P3">Sales by region:</text:p>
      <text:list xml:id="list3772486052" text:style-name="L1">
        <text:list-item>
          <text:p text:style-name="P4">Analyze sales by state to determine where the company has the largest customer base.</text:p>
          <text:p text:style-name="P4"/>
          <text:p text:style-name="P11">The companies largest customer base lies in Massachusetts at 4,004 customers.</text:p>
          <text:p text:style-name="P11"/>
        </text:list-item>
        <text:list-item>
          <text:p text:style-name="P4">Analyze the data to determine the top three products sold in the United States.</text:p>
        </text:list-item>
      </text:list>
      <text:list xml:id="list4107015531" text:style-name="L2">
        <text:list-header>
          <text:p text:style-name="P20"><text:s text:c="6"/></text:p>
          <text:list>
            <text:list-header>
              <text:p text:style-name="P21">SKU<text:tab/><text:span text:style-name="T3"><text:tab/> <text:s text:c="2"/></text:span>COUNT <text:span text:style-name="T3"><text:s text:c="14"/></text:span>DESCRIPTION</text:p>
            </text:list-header>
          </text:list>
        </text:list-header>
        <text:list-item>
          <text:p text:style-name="P12"><text:span text:style-name="T1">| </text:span>ENT-48-10F | <text:s text:c="4"/>11<text:span text:style-name="T2">201</text:span> | Enterprise Switch 10GigE SFP+ 48 port</text:p>
        </text:list-item>
        <text:list-item>
          <text:p text:style-name="P12">| ENT-48-40F | <text:s text:c="4"/>163<text:span text:style-name="T2">91</text:span> | Enterprise Switch 40GigE SFP+ 48 port </text:p>
        </text:list-item>
        <text:list-item>
          <text:p text:style-name="P13">| BAS-48-1 C <text:s/>| <text:s text:c="3"/>22375 <text:span text:style-name="T1">| <text:s/>Basic Switch 10/100/1000 BaseT 48 port</text:span></text:p>
        </text:list-item>
      </text:list>
      <text:list xml:id="list151325558142780" text:continue-list="list3772486052" text:style-name="L1">
        <text:list-header>
          <text:p text:style-name="P14"/>
        </text:list-header>
        <text:list-item>
          <text:p text:style-name="P4">Analyze the data to determine the top three products sold in the southeastern region of the United States.</text:p>
        </text:list-item>
      </text:list>
      <text:list xml:id="list194394863" text:style-name="L3">
        <text:list-item>
          <text:p text:style-name="P5">Southeastern states to include in your analysis: Virginia, North Carolina, South Carolina, and Georgia</text:p>
          <text:p text:style-name="P18">Top Products sold in SW Region:</text:p>
          <text:p text:style-name="P18"/>
        </text:list-item>
      </text:list>
      <text:list xml:id="list226529396" text:style-name="L9">
        <text:list-item>
          <text:p text:style-name="P19">BAS-48-1-C | 1330 Sold in SW States specified</text:p>
        </text:list-item>
        <text:list-item>
          <text:p text:style-name="P19">ENT-48-40-F | 979 Sold in SW States specified</text:p>
        </text:list-item>
        <text:list-item>
          <text:p text:style-name="P19">ADV-48-10-F | 655 Sold in SW States specified</text:p>
        </text:list-item>
      </text:list>
      <text:p text:style-name="P3"/>
      <text:p text:style-name="P3">Returns by region:</text:p>
      <text:list xml:id="list2292197843" text:style-name="L4">
        <text:list-item>
          <text:p text:style-name="P6">Analyze the data to determine the top three products returned in the United States.</text:p>
          <text:p text:style-name="P6"/>
          <text:p text:style-name="P23"><text:s text:c="5"/><text:span text:style-name="T7">SKU</text:span> <text:tab/>|<text:tab/><text:span text:style-name="T7">SKU Order Count matching RMA</text:span> |<text:tab/> <text:s text:c="2"/><text:span text:style-name="T7">Step</text:span> <text:s/><text:tab/><text:tab/>| <text:tab/><text:tab/><text:span text:style-name="T7">Reason</text:span></text:p>
          <text:p text:style-name="P15"><text:s/><text:span text:style-name="T4">|</text:span><text:span text:style-name="T5">BAS-48-1 C | <text:s text:c="12"/>20108 <text:s text:c="12"/>| <text:s/>Product replacement or account refund processed </text:span><text:span text:style-name="T6">| Rejected</text:span></text:p>
          <text:p text:style-name="P24"><text:s/><text:span text:style-name="T4">|</text:span>ENT-48-40F | <text:s text:c="12"/>14723 <text:tab/><text:tab/> <text:s/>| <text:s text:c="2"/>Product replacement or account refund processed | Rejected</text:p>
          <text:p text:style-name="P24"><text:s/>|ENT-24-10F | <text:s text:c="12"/>10101 <text:s text:c="12"/>| Product replacement or account refund processed | Rejected</text:p>
        </text:list-item>
        <text:list-item>
          <text:p text:style-name="P6">Analyze the data to determine the top three products returned in the northwestern region of the United States.</text:p>
        </text:list-item>
      </text:list>
      <text:list xml:id="list1503240633" text:style-name="L5">
        <text:list-item>
          <text:p text:style-name="P7">Northwestern states to include in your analysis: Washington, Oregon, Idaho, and Montana</text:p>
          <text:p text:style-name="P16">Totals by NW Region:</text:p>
          <text:p text:style-name="P16"/>
        </text:list-item>
      </text:list>
      <text:list xml:id="list1943758650" text:style-name="L8">
        <text:list-item>
          <text:p text:style-name="P17">BAS-48-1-C <text:s/>| 1663 Returns in NW States specified</text:p>
        </text:list-item>
        <text:list-item>
          <text:p text:style-name="P17">ENT-48-40-F | 1268 Returns in NW States specified</text:p>
        </text:list-item>
        <text:list-item>
          <text:p text:style-name="P17">ADV-48-10-F | 864 Returns in NW States specified</text:p>
        </text:list-item>
      </text:list>
      <text:list xml:id="list151325763215470" text:continue-list="list1503240633" text:style-name="L5">
        <text:list-header>
          <text:p text:style-name="P7"/>
        </text:list-header>
      </text:list>
      <text:p text:style-name="P3"/>
      <text:p text:style-name="P3"/>
      <text:p text:style-name="P3"/>
      <text:p text:style-name="P3"/>
      <text:p text:style-name="P3"><text:soft-page-break/></text:p>
      <text:p text:style-name="P3"/>
      <text:p text:style-name="P22">Summary</text:p>
      <text:p text:style-name="P25"><text:tab/>Database analysis can help provide a clear picture of top products, returns, complaints, and etc. The queries or searches that have been used in this analysis, will provide a clear sense of what the company is selling the most and what of those products is being returned the most. The first search performed through the QuantigrationRMA database was focused on learning the top three products in the United states, as well as specifying what products sold the most in specific southwestern states. The second search performed in the analysis focused on the top three products being returned nationwide, and a specific study into which products were being returned the most in specific northwestern states. This information will be examined for trends, to be used in future remodeling of company standards or decisions on future product availability.</text:p>
      <text:p text:style-name="P25"><text:tab/>The first <text:span text:style-name="T8">set of </text:span>search<text:span text:style-name="T8">es</text:span> requested that the top 3 products across the U.S. be discovered, and then to compare those three products against the top sellers in a southeastern market. <text:span text:style-name="T8">The “</text:span><text:span text:style-name="T10">Basic Switch 10/100/1000 BaseT 48 port</text:span><text:span text:style-name="T8">” (BAS-48-1-C) was the top seller in both searches and the “</text:span><text:span text:style-name="T10">Enterprise Switch 40GigE SFP+ 48 port</text:span><text:span text:style-name="T8">” (ENT-48-40-F) remained a constant in second. The only variation according to region was found in the third most popular item sold. Countrywide, the “</text:span><text:span text:style-name="T10">Enterprise Switch 10GigE SFP+ 48 por</text:span><text:span text:style-name="T8">t” (ENT-48-10-F), was the third most popular item sold. Regionally speaking, the “</text:span><text:span text:style-name="T10">Advanced Switch 10 GigE Copper/Fiber 44 port copper</text:span><text:span text:style-name="T8">” (ADV-48-10-F), was the third most popular item. This information highlights a customer preference that should be exploited in the southeastern region. More customers prefer the Copper/Fiber switch, which opens availability for sales teams to increase product focus. Putting this newly discovered information into action, will allow the company to grow a stronger presence in the southeast. Possibly, expanding its customer base in Virginia, where there are currently zero customers.</text:span></text:p>
      <text:p text:style-name="P25"><text:tab/><text:span text:style-name="T8">The second set of searches requested that the top 3 products being returned across the U.S. be discovered, and then the results were to be compared to northwestern </text:span><text:span text:style-name="T9">market for deviation. The number </text:span><text:soft-page-break/><text:span text:style-name="T9">one returned item in the U.S. was also the top seller (BAS-48-1-C), which is purely a result of the law of averages and nothing to be worried about. The same is also true for the second most returned item in the U.S. (ENT-48-40-F). These numbers are purely a result of the highest demanded product, which could highlight a need to focus on production. Since mass production is evident, there could be a fault that can be traced back to the factory that could be fixed. Lastly, the third most returned product in the northwestern states being studied was the (ADV-48-10-F). This is the same product that was the third most popular sale in the southeast, which could indicate a possible popularity trend in the northwestern states being examined also.</text:span></text:p>
      <text:p text:style-name="P25"><text:tab/><text:span text:style-name="T9">In summation, the company’s most popular items being sold are generally the most returned items as well. Focusing on sales or returns by region does not generate much difference in the returned results. </text:span><text:span text:style-name="T11">However, there is opportunity to be seized in the new recognition of popular items by region and those that are most returned in specific regions. Statistically speaking, the variation from region to region isn’t much, but there are small indications of preference by region that could increase sales and help protect return rate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4T18:43:21.199698966</meta:creation-date>
    <dc:date>2020-06-06T15:13:24.586985837</dc:date>
    <meta:editing-duration>PT1H29M33S</meta:editing-duration>
    <meta:editing-cycles>9</meta:editing-cycles>
    <meta:generator>LibreOffice/6.4.3.2$Linux_X86_64 LibreOffice_project/40$Build-2</meta:generator>
    <meta:document-statistic meta:table-count="0" meta:image-count="0" meta:object-count="0" meta:page-count="3" meta:paragraph-count="41" meta:word-count="859" meta:character-count="5274" meta:non-whitespace-character-count="4351"/>
  </office:meta>
</office:document-meta>
</file>